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Text_20_body">
      <loext:graphic-properties draw:fill-hatch-name="hatch"/>
      <style:paragraph-properties fo:margin-top="0cm" fo:margin-bottom="0.75cm" style:contextual-spacing="false" fo:line-height="200%" fo:break-before="page"/>
      <style:text-properties fo:font-size="14pt" officeooo:paragraph-rsid="0046b883" style:font-size-asian="14pt" style:font-size-complex="14pt"/>
    </style:style>
    <style:style style:name="P2" style:family="paragraph" style:parent-style-name="Text_20_body">
      <loext:graphic-properties draw:fill-hatch-name="hatch"/>
      <style:paragraph-properties fo:margin-top="0cm" fo:margin-bottom="0.75cm" style:contextual-spacing="false" fo:line-height="200%"/>
      <style:text-properties officeooo:paragraph-rsid="0047d641"/>
    </style:style>
    <style:style style:name="P3" style:family="paragraph" style:parent-style-name="Text_20_body">
      <loext:graphic-properties draw:fill-hatch-name="hatch"/>
      <style:paragraph-properties fo:margin-top="0.101cm" fo:margin-bottom="0.499cm" style:contextual-spacing="false" fo:line-height="100%"/>
      <style:text-properties officeooo:paragraph-rsid="0047d641"/>
    </style:style>
    <style:style style:name="P4" style:family="paragraph" style:parent-style-name="Text_20_body" style:list-style-name="L1">
      <loext:graphic-properties draw:fill-hatch-name="hatch"/>
      <style:paragraph-properties fo:margin-top="0cm" fo:margin-bottom="0.25cm" style:contextual-spacing="false" fo:line-height="100%"/>
      <style:text-properties fo:font-size="14pt" officeooo:rsid="0028d6ad" officeooo:paragraph-rsid="004b0101" style:font-size-asian="14pt" style:font-size-complex="14pt"/>
    </style:style>
    <style:style style:name="P5" style:family="paragraph" style:parent-style-name="Text_20_body" style:list-style-name="L1">
      <loext:graphic-properties draw:fill-hatch-name="hatch"/>
      <style:paragraph-properties fo:margin-top="0cm" fo:margin-bottom="0.25cm" style:contextual-spacing="false" fo:line-height="100%"/>
      <style:text-properties fo:font-size="14pt" officeooo:rsid="0047d641" officeooo:paragraph-rsid="0047d641" style:font-size-asian="14pt" style:font-size-complex="14pt"/>
    </style:style>
    <style:style style:name="P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7d641" style:font-size-asian="14pt" style:font-size-complex="14pt"/>
    </style:style>
    <style:style style:name="P7"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fe488" style:font-size-asian="14pt" style:font-size-complex="14pt"/>
    </style:style>
    <style:style style:name="P8"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9"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10" style:family="paragraph" style:parent-style-name="Text_20_body">
      <loext:graphic-properties draw:fill-gradient-name="gradient" draw:fill-hatch-name="hatch"/>
      <style:paragraph-properties fo:margin-top="0cm" fo:margin-bottom="0.75cm" style:contextual-spacing="false" fo:line-height="200%"/>
      <style:text-properties officeooo:paragraph-rsid="004b0101"/>
    </style:style>
    <style:style style:name="P11" style:family="paragraph" style:parent-style-name="Text_20_body">
      <loext:graphic-properties draw:fill-gradient-name="gradient" draw:fill-hatch-name="hatch"/>
      <style:paragraph-properties fo:margin-top="0cm" fo:margin-bottom="0.75cm" style:contextual-spacing="false" fo:line-height="200%"/>
      <style:text-properties officeooo:paragraph-rsid="001c3ee7"/>
    </style:style>
    <style:style style:name="P12" style:family="paragraph" style:parent-style-name="Text_20_body">
      <style:paragraph-properties fo:margin-top="0cm" fo:margin-bottom="0.75cm" style:contextual-spacing="false" fo:line-height="200%"/>
      <style:text-properties fo:font-size="14pt" fo:font-weight="bold" officeooo:paragraph-rsid="001c3ee7" style:font-size-asian="14pt" style:font-weight-asian="bold" style:font-size-complex="14pt" style:font-weight-complex="bold"/>
    </style:style>
    <style:style style:name="P1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14"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15"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4d9975" style:font-size-asian="14pt" style:font-style-asian="italic" style:font-weight-asian="bold" style:font-size-complex="14pt" style:font-style-complex="italic" style:font-weight-complex="bold"/>
    </style:style>
    <style:style style:name="P16"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4d9975" style:font-size-asian="14pt" style:font-style-asian="italic" style:font-weight-asian="bold" style:font-size-complex="14pt" style:font-style-complex="italic" style:font-weight-complex="bold"/>
    </style:style>
    <style:style style:name="P17"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4dc434" style:font-size-asian="14pt" style:font-size-complex="14pt"/>
    </style:style>
    <style:style style:name="P18"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19"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T1" style:family="text">
      <style:text-properties officeooo:rsid="004bbeb5"/>
    </style:style>
    <style:style style:name="T2" style:family="text">
      <style:text-properties fo:font-weight="bold" officeooo:rsid="0025b437" style:font-weight-asian="bold" style:font-weight-complex="bold"/>
    </style:style>
    <style:style style:name="T3" style:family="text">
      <style:text-properties officeooo:rsid="0025b437"/>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bold" officeooo:rsid="0047d641" style:font-size-asian="14pt" style:font-weight-asian="bold" style:font-size-complex="14pt" style:font-weight-complex="bold"/>
    </style:style>
    <style:style style:name="T7" style:family="text">
      <style:text-properties fo:font-size="14pt" fo:font-weight="normal" officeooo:rsid="0047d641" style:font-size-asian="14pt" style:font-weight-asian="normal" style:font-size-complex="14pt" style:font-weight-complex="normal"/>
    </style:style>
    <style:style style:name="T8" style:family="text">
      <style:text-properties fo:font-size="14pt" style:font-size-asian="14pt" style:font-size-complex="14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officeooo:rsid="003dea23" style:font-style-asian="italic" style:font-weight-asian="normal" style:font-style-complex="italic" style:font-weight-complex="normal"/>
    </style:style>
    <style:style style:name="T12" style:family="text">
      <style:text-properties officeooo:rsid="004b0101"/>
    </style:style>
    <style:style style:name="T13" style:family="text">
      <style:text-properties fo:font-weight="bold" officeooo:rsid="002fe488" style:font-weight-asian="bold" style:font-weight-complex="bold"/>
    </style:style>
    <style:style style:name="T14" style:family="text">
      <style:text-properties fo:text-transform="uppercase"/>
    </style:style>
    <style:style style:name="T15" style:family="text">
      <style:text-properties fo:font-size="14pt" fo:font-style="italic" style:font-size-asian="14pt" style:font-style-asian="italic" style:font-size-complex="14pt" style:font-style-complex="italic"/>
    </style:style>
    <style:style style:name="T16" style:family="text">
      <style:text-properties officeooo:rsid="002c8a67"/>
    </style:style>
    <style:style style:name="T17" style:family="text">
      <style:text-properties officeooo:rsid="004d9975"/>
    </style:style>
    <style:style style:name="T18" style:family="text">
      <style:text-properties officeooo:rsid="004dc434"/>
    </style:style>
    <style:style style:name="T19" style:family="text">
      <style:text-properties officeooo:rsid="0032b6a9"/>
    </style:style>
    <style:style style:name="T20" style:family="text">
      <style:text-properties officeooo:rsid="002cdea2"/>
    </style:style>
    <style:style style:name="T21" style:family="text">
      <style:text-properties officeooo:rsid="0042820b"/>
    </style:style>
    <style:style style:name="T22" style:family="text">
      <style:text-properties officeooo:rsid="003a90dc"/>
    </style:style>
    <style:style style:name="T23" style:family="text">
      <style:text-properties officeooo:rsid="003ad9c3"/>
    </style:style>
    <style:style style:name="T24" style:family="text">
      <style:text-properties officeooo:rsid="0035852a"/>
    </style:style>
    <style:style style:name="T25" style:family="text">
      <style:text-properties officeooo:rsid="002862eb"/>
    </style:style>
    <style:style style:name="T26" style:family="text">
      <style:text-properties fo:font-size="14pt" officeooo:rsid="0042820b" style:font-size-asian="14pt" style:font-size-complex="14pt"/>
    </style:style>
    <style:style style:name="T27" style:family="text">
      <style:text-properties fo:font-size="14pt" officeooo:rsid="004dc434" style:font-size-asian="14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all to Worship <text:span text:style-name="T1">(</text:span>Psalm 107:21-22) / Opening prayer (John A)</text:p>
      <text:p text:style-name="Text_20_body">Praise: Jesus Shall Reign</text:p>
      <text:p text:style-name="Text_20_body">Bible Reading: Isaiah 40:1-5 (Callum H)</text:p>
      <text:p text:style-name="Text_20_body">Announcements (JA)</text:p>
      <text:p text:style-name="Text_20_body">Margaret S report and emeritus</text:p>
      <text:p text:style-name="Text_20_body"/>
      <text:p text:style-name="Text_20_body">Sunday School (Mook L)</text:p>
      <text:p text:style-name="Text_20_body">Praise: Angels from the Realms of Glory</text:p>
      <text:p text:style-name="Text_20_body">Prayer for the church and the world  (ML)</text:p>
      <text:p text:style-name="Text_20_body">Bible reading: Luke 1:26-45 (Tim A)</text:p>
      <text:p text:style-name="Text_20_body">Praise: Midnight Clear (Love Song) <text:s/>(offering)</text:p>
      <text:p text:style-name="Text_20_body">Sermon: “THE LEAP OF JOY” (Chris Siriweera)</text:p>
      <text:p text:style-name="Text_20_body">Praise: Tell Out My Soul (Rejoice 168)</text:p>
      <text:p text:style-name="Text_20_body">The Lord’s Supper</text:p>
      <text:p text:style-name="Text_20_body">Praise: The Power of the Cross</text:p>
      <text:p text:style-name="Text_20_body">Benediction (CS)</text:p>
      <text:p text:style-name="Text_20_body"/>
      <text:p text:style-name="Text_20_body"/>
      <text:p text:style-name="Text_20_body">Sermon Outline</text:p>
      <text:p text:style-name="Text_20_body">“THE LEAP OF JOY” <text:s/>(Luke 1:26-45)</text:p>
      <text:p text:style-name="Text_20_body">Introduction</text:p>
      <text:p text:style-name="Text_20_body">Two Women</text:p>
      <text:p text:style-name="Text_20_body">Two Women</text:p>
      <text:p text:style-name="Text_20_body">Conclusion</text:p>
      <text:p text:style-name="P1"><text:span text:style-name="T2">Call to Worship</text:span><text:span text:style-name="T3"> Psalm 107:21-22/ </text:span>Opening prayer (John A)</text:p>
      <text:p text:style-name="P2"><text:span text:style-name="T4">Praise: </text:span><text:span text:style-name="Emphasis"><text:span text:style-name="T5">Jesus Shall Reign</text:span></text:span></text:p>
      <text:p text:style-name="P2"><text:span text:style-name="T6">Bible Reading:</text:span><text:span text:style-name="T7"> Isaiah 40:1-5 (Callum H)</text:span></text:p>
      <text:p text:style-name="P3"><text:span text:style-name="T6">A</text:span><text:span text:style-name="T4">nnouncements</text:span><text:span text:style-name="T8"> (John A)</text:span></text:p>
      <text:list text:style-name="L1">
        <text:list-item>
          <text:p text:style-name="P4">Margaret S report and emeritus</text:p>
        </text:list-item>
        <text:list-item>
          <text:p text:style-name="P4">Morning Tea after the service</text:p>
        </text:list-item>
        <text:list-item>
          <text:p text:style-name="P5"/>
        </text:list-item>
      </text:list>
      <text:p text:style-name="P6"><text:span text:style-name="T9">Sunday School:</text:span><text:span text:style-name="T10"> (Mook L)</text:span></text:p>
      <text:p text:style-name="P7"><text:span text:style-name="T9">Praise: </text:span><text:span text:style-name="T11">Angels from the Realms of Glory</text:span></text:p>
      <text:p text:style-name="P8"><text:span text:style-name="T9">Prayer for the church and the world:</text:span> (<text:span text:style-name="T12">Mook L</text:span>)</text:p>
      <text:p text:style-name="P8"><text:span text:style-name="T13">B</text:span><text:span text:style-name="T9">ible Reading:</text:span> Luke 1:26-45 (Tim A)</text:p>
      <text:p text:style-name="P9"><text:span text:style-name="T9">Praise:</text:span> <text:span text:style-name="Emphasis">Midnight Clear (Love Song)</text:span> (<text:span text:style-name="T14">offering</text:span>)</text:p>
      <text:p text:style-name="P10"><text:span text:style-name="T4">Sermon:</text:span><text:span text:style-name="T8"> </text:span>“THE LEAP OF JO<text:span text:style-name="T12">Y</text:span>” (<text:span text:style-name="T12">Chris Siriweera</text:span>)</text:p>
      <text:p text:style-name="P11"><text:span text:style-name="T4">Praise:</text:span><text:span text:style-name="T8"> </text:span><text:span text:style-name="T15">Tell Out My Soul (Rejoice 168)</text:span></text:p>
      <text:p text:style-name="P12">The Lord’s Supper</text:p>
      <text:p text:style-name="P10"><text:span text:style-name="T4">Praise:</text:span><text:span text:style-name="T15"> The Power of the Cross</text:span></text:p>
      <text:p text:style-name="P13"><text:span text:style-name="T9">Benediction</text:span> (<text:span text:style-name="T12">Chris S</text:span>)</text:p>
      <text:p text:style-name="P14">Opening Prayer (Psalm 107:21-22<text:span text:style-name="T16">)</text:span></text:p>
      <text:p text:style-name="P15"><text:span text:style-name="T17">[21] </text:span>Let them thank the Lord for his steadfast love, for his wondrous works to the children of man!</text:p>
      <text:p text:style-name="P16">[22] And let them offer sacrifices of thanksgiving, and tell of his deeds in songs of joy!</text:p>
      <text:p text:style-name="P17">Father <text:span text:style-name="T18">God</text:span><text:span text:style-name="T19">,</text:span> we thank You <text:span text:style-name="T18">in this Advent season </text:span><text:span text:style-name="T20">that </text:span><text:span text:style-name="T18">we can remember and celebrate the coming of Jesus as </text:span><text:span text:style-name="T21">You promised to </text:span><text:span text:style-name="T18">Adam and Eve in the garden.</text:span></text:p>
      <text:p text:style-name="P17"><text:span text:style-name="T18">We acknowledge our constant need of Your grace and mercy, </text:span><text:span text:style-name="T21">s</text:span><text:span text:style-name="T18">ince we need the redemption from sin and the reconciliation of our broken relationship with You which only Jesus (as both God and Man) could provide. </text:span><text:span text:style-name="T21">We thank You that Jesus </text:span><text:span text:style-name="T18">came first as a babe</text:span><text:span text:style-name="T21">, </text:span><text:span text:style-name="T18">yet with glorious announcement by the heavenly host.</text:span></text:p>
      <text:p text:style-name="P17"><text:span text:style-name="T22">We thank You </text:span><text:span text:style-name="T18">that we can today celebrate the Lord’s Supper which commemorates His sacrifice on the Cross and His Resurrection, which brought us peace and freedom from guilt. </text:span></text:p>
      <text:p text:style-name="P17"><text:span text:style-name="T18">We thank You also that the Supper helps us to look forward to His return in majesty as the reigning King of kings, and we thank You that we can now offer our sacrifices of thanksgiving with songs of joy.</text:span></text:p>
      <text:p text:style-name="P18"><text:span text:style-name="T23">I</text:span><text:span text:style-name="T24">n </text:span><text:span text:style-name="T23">Jesus </text:span><text:span text:style-name="T18">Victorious</text:span><text:span text:style-name="T24"> Name we pray</text:span><text:span text:style-name="T25">, Amen.</text:span></text:p>
      <text:p text:style-name="P19"><text:span text:style-name="T26">[</text:span><text:span text:style-name="T27">Jesus Shall Reign</text:span><text:span text:style-name="T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af30f"/>
    </style:style>
    <style:style style:name="MT2" style:family="text">
      <style:text-properties officeooo:rsid="0048c86c"/>
    </style:style>
    <style:style style:name="MT3" style:family="text">
      <style:text-properties officeooo:rsid="0046b883"/>
    </style:style>
    <style:style style:name="MT4"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st</text:span> <text:span text:style-name="MT1">Dec</text:span><text:span text:style-name="MT2">em</text:span><text:span text:style-name="MT3">ber</text:span> 202<text:span text:style-name="MT4">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11-30T17:43:35.420258711</dc:date>
    <meta:editing-duration>PT7H35M26S</meta:editing-duration>
    <meta:editing-cycles>44</meta:editing-cycles>
    <meta:generator>LibreOffice/24.8.3.2$Linux_X86_64 LibreOffice_project/e14c9fdd1f585efcbb2c5363087a99d20928d522</meta:generator>
    <meta:print-date>2024-11-30T15:52:35.053157882</meta:print-date>
    <meta:document-statistic meta:table-count="0" meta:image-count="0" meta:object-count="0" meta:page-count="3" meta:paragraph-count="48" meta:word-count="398" meta:character-count="2270" meta:non-whitespace-character-count="1918"/>
  </office:meta>
</office:document-meta>
</file>